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color="#000000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Liberation Serif" fo:font-size="12pt" style:font-size-asian="12pt" style:font-size-complex="12pt"/>
    </style:style>
    <style:style style:name="T1" style:family="text">
      <style:text-properties fo:color="#000000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color="#000000" loext:opacity="100%" style:font-name="Liberation Serif" fo:font-size="12pt" fo:font-weight="normal" officeooo:rsid="0008436b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. Unidades de medida</text:p>
      <text:p text:style-name="P1">¿Qué unidad es más recomendable para diseño adaptable?</text:p>
      <text:p text:style-name="P2"/>
      <text:p text:style-name="Text_20_body"><text:span text:style-name="T1">Las unidades más recomendables para el diseño adaptable</text:span><text:span text:style-name="T2"> </text:span><text:span text:style-name="T1">son las unidades relativas, especialmente </text:span><text:span text:style-name="Source_20_Text"><text:span text:style-name="T1">em</text:span></text:span><text:span text:style-name="T1"> y </text:span><text:span text:style-name="Source_20_Text"><text:span text:style-name="T1">rem</text:span></text:span><text:span text:style-name="T1"> , así como los porcentajes </text:span><text:span text:style-name="Source_20_Text"><text:span text:style-name="T1">%</text:span></text:span><text:span text:style-name="T1">.A diferencia de los píxeles , que son unidades absolutas y fijas, las unidades relativas permiten que el contenido escale proporcionalmente según el tamaño de fuente configurado por el usuario en su navegador o el tamaño de la pantalla. </text:span><text:span text:style-name="Source_20_Text"><text:span text:style-name="T1">rem</text:span></text:span><text:span text:style-name="T1"> es especialmente útil para textos y márgenes porque es consistente en todo el documento , facilitando la accesibilidad y el mantenimiento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7T17:22:13.054388000</meta:creation-date>
    <dc:date>2026-01-07T17:25:23.293013200</dc:date>
    <meta:editing-duration>PT3M9S</meta:editing-duration>
    <meta:editing-cycles>2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" meta:word-count="94" meta:character-count="590" meta:non-whitespace-character-count="499"/>
  </office:meta>
</office:document-meta>
</file>